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7e28e" officeooo:paragraph-rsid="0017e28e"/>
    </style:style>
    <style:style style:name="P2" style:family="paragraph" style:parent-style-name="Standard">
      <style:paragraph-properties fo:text-align="center" style:justify-single-word="false"/>
      <style:text-properties officeooo:rsid="0017e28e" officeooo:paragraph-rsid="0017e28e"/>
    </style:style>
    <style:style style:name="P3" style:family="paragraph" style:parent-style-name="Standard">
      <style:paragraph-properties fo:text-align="center" style:justify-single-word="false"/>
      <style:text-properties fo:font-size="24pt" officeooo:rsid="0017e28e" officeooo:paragraph-rsid="0017e28e" style:font-size-asian="24pt" style:font-size-complex="24pt"/>
    </style:style>
    <style:style style:name="T1" style:family="text">
      <style:text-properties officeooo:rsid="0019c65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COSC363 Computer Graphics Assignment</text:p>
      <text:p text:style-name="P2"/>
      <text:p text:style-name="P2">Harry Dobbs 890703</text:p>
      <text:p text:style-name="P2"/>
      <text:p text:style-name="P2"/>
      <text:p text:style-name="P2">Description:</text:p>
      <text:p text:style-name="P2"/>
      <text:p text:style-name="P2">Aliens have landed on the planet . They have touched down in Egypt. To protect themselves they have decieded to occupy a deserted Egyptian sand castle. A robot has been deployed to patrol the surronding area to ensure no intruders enter the sight. <text:span text:style-name="T1">Another robot has been deployed to collect samples of the terrain to take back to the home planet.</text:span></text:p>
      <text:p text:style-name="P2"/>
      <text:p text:style-name="P2"/>
      <text:p text:style-name="P2"/>
      <text:p text:style-name="P2"/>
      <text:p text:style-name="P2"/>
      <text:p text:style-name="P2"/>
      <text:p text:style-name="P2">The aliens have landed on our planet! To protect themselves from humans, the aliens decided to occupy an abandoned fortress. They have also reactivated the cannon in front of the castle gate to deter anybody from approaching the castle. Their spaceship is nicely hidden behind the fort walls. The aliens always remain inside the spaceship so that they can take off at any time. They use robots to patrol the area and to carry out various tas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12:39:37.100151979</meta:creation-date>
    <dc:date>2019-04-10T12:50:48.850457898</dc:date>
    <meta:editing-duration>PT1M1S</meta:editing-duration>
    <meta:editing-cycles>1</meta:editing-cycles>
    <meta:document-statistic meta:table-count="0" meta:image-count="0" meta:object-count="0" meta:page-count="1" meta:paragraph-count="5" meta:word-count="146" meta:character-count="856" meta:non-whitespace-character-count="715"/>
    <meta:generator>LibreOffice/6.0.6.2$Linux_X86_64 LibreOffice_project/00m0$Build-2</meta:generator>
  </office:meta>
</office:document-meta>
</file>